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9f4" officeooo:paragraph-rsid="000d29f4"/>
    </style:style>
    <style:style style:name="P2" style:family="paragraph" style:parent-style-name="Standard">
      <style:text-properties officeooo:rsid="000ec156" officeooo:paragraph-rsid="000ec1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 suis au service de ma clientèle. Mes compétences techniques et savoir-faire sont des coupes hommes, femmes et enfants, des mises en formes temporaires (mis en plis ou brushing), des colorations, des mèches et des permanentes.</text:p>
      <text:p text:style-name="P1"/>
      <text:p text:style-name="P1">Mon rôle est d’êtres de bon conseil et à l’écoute de mes clients en faisant preuve d’écoute et de bienveillance.</text:p>
      <text:p text:style-name="P1"/>
      <text:p text:style-name="P1">Mes savoirs-êtres se sont construits en fonciton de ma personnalité et mes différentes expériences.</text:p>
      <text:p text:style-name="P1"/>
      <text:p text:style-name="P1"/>
      <text:p text:style-name="P1">En 1998 je créée ma propre entreprise, ISABELLE COIFFURE, en service Coiffeuse à domicile.</text:p>
      <text:p text:style-name="P1">Je suis en capacité de proposer différentes prestations, suivant la demande, les attentes et le style personnalisé de chacune de mes clientes.</text:p>
      <text:p text:style-name="P1"/>
      <text:p text:style-name="P1">Je répond à la demande des clients qui habitent en milieu rural, maison de retraite ou de convalescence, ou établissement hospitalier. </text:p>
      <text:p text:style-name="P2"/>
      <text:p text:style-name="P2">Je coiffe tout profil de clientèle, dès tout petit vers l’âge de 2 ans jusqu’au plus âgé de mes clients qui a 104 ans.</text:p>
      <text:p text:style-name="P2"/>
      <text:p text:style-name="P2">Je propose d’intervenir à domicile auprès de personnes en situation de handicap.</text:p>
      <text:p text:style-name="P2"/>
      <text:p text:style-name="P2">J’ai une majorité de de clientes qui sont des personnes âgées et isolées. Je prévois plus de temps chez cette clientèle <text:s/>qui bien souvent <text:s/>à en même temps que moi des infirmiers qui passent sans horaires précis ou l’aide à domicile pour le ménage ou le médecin. Ne le sachant pas toujours à l’avance, elle ne peut pas me pprévenir et je dois m’adapter et attendre.</text:p>
      <text:p text:style-name="P2">Cette capacité à m’adapter à ce genre de problématique est aujourd’hui un de mes atouts afin de permettre aux clientes les plusisolées de pouvoir s’offrir ce genre de services à domicile.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8:32:46.226895021</meta:creation-date>
    <dc:date>2021-05-13T21:30:42.363095483</dc:date>
    <meta:editing-duration>PT2H37M35S</meta:editing-duration>
    <meta:editing-cycles>1</meta:editing-cycles>
    <meta:document-statistic meta:table-count="0" meta:image-count="0" meta:object-count="0" meta:page-count="1" meta:paragraph-count="10" meta:word-count="260" meta:character-count="1555" meta:non-whitespace-character-count="1302"/>
    <meta:generator>LibreOffice/6.4.7.2$Linux_X86_64 LibreOffice_project/40$Build-2</meta:generator>
  </office:meta>
</office:document-meta>
</file>